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f016f" officeooo:paragraph-rsid="001f016f"/>
    </style:style>
    <style:style style:name="P2" style:family="paragraph" style:parent-style-name="Standard">
      <style:text-properties officeooo:rsid="001f9b3e" officeooo:paragraph-rsid="001f016f"/>
    </style:style>
    <style:style style:name="P3" style:family="paragraph" style:parent-style-name="Standard">
      <style:text-properties officeooo:rsid="001f9b3e" officeooo:paragraph-rsid="001f9b3e"/>
    </style:style>
    <style:style style:name="P4" style:family="paragraph" style:parent-style-name="Standard">
      <style:text-properties officeooo:rsid="001fe6b1" officeooo:paragraph-rsid="001fe6b1"/>
    </style:style>
    <style:style style:name="P5" style:family="paragraph" style:parent-style-name="Standard">
      <style:text-properties officeooo:rsid="00207820" officeooo:paragraph-rsid="00207820"/>
    </style:style>
    <style:style style:name="P6" style:family="paragraph" style:parent-style-name="Standard">
      <style:text-properties officeooo:rsid="00221362" officeooo:paragraph-rsid="00221362"/>
    </style:style>
    <style:style style:name="P7" style:family="paragraph" style:parent-style-name="Standard">
      <style:text-properties officeooo:rsid="0024a923" officeooo:paragraph-rsid="00236e9e"/>
    </style:style>
    <style:style style:name="P8" style:family="paragraph" style:parent-style-name="Standard">
      <style:text-properties officeooo:rsid="0024a923" officeooo:paragraph-rsid="0024a923"/>
    </style:style>
    <style:style style:name="P9" style:family="paragraph" style:parent-style-name="Standard">
      <style:paragraph-properties fo:break-before="page"/>
      <style:text-properties officeooo:rsid="00236e9e" officeooo:paragraph-rsid="00236e9e"/>
    </style:style>
    <style:style style:name="P10" style:family="paragraph" style:parent-style-name="Standard">
      <style:text-properties officeooo:rsid="0025b940" officeooo:paragraph-rsid="0025b940"/>
    </style:style>
    <style:style style:name="P11" style:family="paragraph" style:parent-style-name="Standard">
      <style:text-properties officeooo:paragraph-rsid="0025b940"/>
    </style:style>
    <style:style style:name="P12" style:family="paragraph" style:parent-style-name="Standard">
      <style:text-properties officeooo:rsid="00275387" officeooo:paragraph-rsid="00275387"/>
    </style:style>
    <style:style style:name="P13" style:family="paragraph" style:parent-style-name="Standard">
      <style:paragraph-properties fo:break-before="page"/>
      <style:text-properties officeooo:rsid="00275387" officeooo:paragraph-rsid="00275387"/>
    </style:style>
    <style:style style:name="T1" style:family="text">
      <style:text-properties officeooo:rsid="001f9b3e"/>
    </style:style>
    <style:style style:name="T2" style:family="text">
      <style:text-properties officeooo:rsid="001fe6b1"/>
    </style:style>
    <style:style style:name="T3" style:family="text">
      <style:text-properties officeooo:rsid="00221362"/>
    </style:style>
    <style:style style:name="T4" style:family="text">
      <style:text-properties officeooo:rsid="0024765d"/>
    </style:style>
    <style:style style:name="T5" style:family="text">
      <style:text-properties fo:font-weight="bold" style:font-weight-asian="bold" style:font-weight-complex="bold"/>
    </style:style>
    <style:style style:name="T6" style:family="text">
      <style:text-properties fo:font-weight="bold" officeooo:rsid="0025b940" style:font-weight-asian="bold" style:font-weight-complex="bold"/>
    </style:style>
    <style:style style:name="T7" style:family="text">
      <style:text-properties fo:font-weight="bold" officeooo:rsid="00278322"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5b940" style:font-weight-asian="normal" style:font-weight-complex="normal"/>
    </style:style>
    <style:style style:name="T10" style:family="text">
      <style:text-properties fo:font-weight="normal" officeooo:rsid="00278322" style:font-weight-asian="normal" style:font-weight-complex="normal"/>
    </style:style>
    <style:style style:name="T11" style:family="text">
      <style:text-properties style:text-position="super 58%" fo:font-weight="normal" officeooo:rsid="0025b940" style:font-weight-asian="normal" style:font-weight-complex="normal"/>
    </style:style>
    <style:style style:name="T12" style:family="text">
      <style:text-properties style:text-position="0% 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ction 3.1 3.2 reading 420</text:p>
      <text:p text:style-name="P1"/>
      <text:p text:style-name="P1">Computer arithmetic</text:p>
      <text:p text:style-name="P1"/>
      <text:p text:style-name="P1">Due to the way that real numbers and complex numbers are stored in a computer, <text:span text:style-name="T1">we have to use approximation in some cases. This can and does lead to gaps between numbers that are stored, and thus calculations in a computer are described sometimes as finite precision arithmetic. </text:span></text:p>
      <text:p text:style-name="P2"/>
      <text:p text:style-name="P3">Integers are commonly stored as 16, 32 or 64 bits, however 16 is becoming less common while 64 is becoming very common due to the size of index arrays. As the size of data sets grows (in particular with parallel computation) larger indexes are needed. 32 bites can store 0 through around 4(10^9). In other words a 32 bit index can address 4gb of memory, until recently this was seen as enough however these days the need for larger data sets has made 64 bit indexing more common. </text:p>
      <text:p text:style-name="P3"/>
      <text:p text:style-name="P3">While arrays only need an unsigned int, we must also deal with signed ints as well and several strategies for representing this will be explained. The first would be having one bit as the sign, and the remaining can then be the numbers. <text:span text:style-name="T2">This however leads to several issues, for one we now have both a positive and negative number zero which leads to a test for equality becoming more complicated. More importantly however in the second half of the bitstrings, the interpretation as signed integer decreases going to the right. This means that a test for greater-than becomes complex; in addition adding a positive to a negative now has to be treated differently than adding to a positive number.</text:span></text:p>
      <text:p text:style-name="P3"/>
      <text:p text:style-name="P4">Another solution then is to let an unsigned n be n-B where B is some plausible base, for instance 2^31. This scheme does not suffer the 0 problem from before and numbers are consistently ordered. However we do do have the issue of n-n by bitstring that represents n we do not get zero. To fix this we rotate the number line with positive and negative numbers to put the pattern for zero to zero. This scheme known as 2’s complement is one of the more common tactics to these issues.</text:p>
      <text:p text:style-name="P4"/>
      <text:p text:style-name="P4">Formally 2’s complement is </text:p>
      <text:p text:style-name="P4">*if 0&lt;=m&lt;=2^31-1 normal bit pattern m is used. </text:p>
      <text:p text:style-name="P4">* for -2^31 &lt;= n &lt;= -1 n is represented by the bit pattern for 2^32 - |n|</text:p>
      <text:p text:style-name="P4"/>
      <text:p text:style-name="P4">Some notes, there is no overlap between positive and negative integers and we only have one pattern for zero. The positive numbers have a leading bit zero, the negative numbers have a leading bit set. Finally if you have a positive number n, you get -n by flipping all the bits and adding one.</text:p>
      <text:p text:style-name="P4"/>
      <text:p text:style-name="P5">In the case where you add two numbers with the same sign or multiply two numbers of any sign it is possible that you get an answer too large or small to be represented, this phenomenon is referred to as overflow.</text:p>
      <text:p text:style-name="P5"/>
      <text:p text:style-name="P5">So when subtracting using 2’s complement there are two cases you need to consider, m&gt;n and m&lt;n. For m&lt;n, m-n will be negative, and 1&lt;= |m-n| &lt;= 2^31, so the bit pattern is that of 2^32 – (n – m). Now, 2^32 – (n – m) = m + (2^32 -n), so we can compute m – n in 2’s complement by adding the bit patterns of m and -n as unsigned ints. For m &gt; n we can observe that m+(2^32 – n) = n^32 + m – n. Since m-n&gt;0, <text:span text:style-name="T3">this is a number &gt; 2^32, and therefore not a legitimate representation of a negative number. However if we store this number in 33 bits, we see that it is the correct result m – n, plus a single bit in the 33-rd position. Thus by preforming the unsigned addition and ignoring the overflow bit, we again get the correct result. In both cases we can preform the subtraction m – n by adding the unsigned number that represent m and -n and ignoring overflow.</text:span></text:p>
      <text:p text:style-name="P6"><text:soft-page-break/>Additionally multiplying or dividing by 2 results in a bitshift to the left or right respectively.</text:p>
      <text:p text:style-name="P5"/>
      <text:p text:style-name="P5"/>
      <text:p text:style-name="P6">Exercise 3.1</text:p>
      <text:p text:style-name="P6"/>
      <text:p text:style-name="P6">For the ‘naive’ and 2’s complement schemes give pseudocode for the comparison test m &lt; n, where m and n are integers, be careful to distinguish between all cases of m, n positive, zero, or negative.<text:line-break/></text:p>
      <text:p text:style-name="P9">We as humans often do computations and mathematical equations with what we call Real Numbers, and based off of this it is a common perception to assume that computers do as well. However computers have a limited number of bits to work with so the actual representation of real numbers isn’t possible in a base 2 system. Since a fraction like 1/3 is just .33333… actually representing this in a computer isn’t possible. Real numbers are stored in scientific notation where they are represented by a significant digit and an exponent. <text:span text:style-name="T4">Decimal numbers are not relevant in scientific computing but are useful in the financial field where computations involving money have to be exact. Since numbers such as 1/10 are repeating fractions in binary, they cannot be properly stored so Binary-Coded-Decimal schemes were created. They were used in the old IBM mainframes and have been standardized in revisions of IEEE 754. in BCD schemes, one or more decimal digits are encoded in a number of bits, the simplest scheme for example would encode the digits 0-9 in four bits. The advantage here was that with BCD numbers, each digit is readily identified, the downside being that 1/3rd of the bits are wasted, since 4 bits could normally store the numbers 0-15. While some improvements to the encodings have been made, there is still quite a bit of overhead in the fact that these bits must be decoded before they are calculated and because of this BCD arithmetic needs hardware support from the processor.</text:span></text:p>
      <text:p text:style-name="P7"/>
      <text:p text:style-name="P8">Since we can only use a finite amount of bits to store FPN’s we encounter the issue of numbers that are too large or small to fit within the constraints of the bits, and those that fall in the gaps between. We can achieve an overflow or underflow with our numbers allowing them to be improperly stored. Since the occurrence of overflow or underflow means that your computation will be ‘wrong’ from that point on. Underflows would proceed with a zero and overflows would become inf. You can tell the processor to abort in these cases, however it will continue with the computation.</text:p>
      <text:p text:style-name="P8"/>
      <text:p text:style-name="P10">The general definition of floating point numbers leaves us with the problem that numbers have more than one representation. An example of this is .5 * 10^2 = .05 * 10^3 This problem would make computer arithmetic needlessly complicated we use <text:span text:style-name="T5">normalized floating point </text:span><text:span text:style-name="T8">numbers. A number is considered normalized if its first digit is non zero. A practical implication in the case of binary numbers is that the first digit is always 1, so we do not need to store it explicitly. In the IEEE 754 standard, this means every floating point number is of the form 1.d1d2….dt*2^exp and only the digits d1d2...dt are stored.</text:span></text:p>
      <text:p text:style-name="P10"><text:span text:style-name="T8"/></text:p>
      <text:p text:style-name="P11"><text:span text:style-name="T9">An u</text:span><text:span text:style-name="T8">nrepresentable</text:span><text:span text:style-name="T9"> number is approximated by ordinary rounding or truncation. This means that a machine number x’ is the representation for all x in an interval around it. If x is a number and x’ is its representation in the computer, we call x-x’ the </text:span><text:span text:style-name="T6">representation error</text:span><text:span text:style-name="T9"> or </text:span><text:span text:style-name="T6">absolute representation error</text:span><text:span text:style-name="T9">, and (x-x’)/x is the </text:span><text:span text:style-name="T6">relative representation error</text:span><text:span text:style-name="T9">. We often aren’t interested in the sign of this error so we can take the absolute value of either the representation error or the relative representation error. For an example lets take that B = 10 and with a 3 digit mantissa: t=3. The number x=1.256 has a representation that depends on if we round or truncate: x’round = 1.26, x’truncate = 1.25. The error is in the 4</text:span><text:span text:style-name="T11">th</text:span><text:span text:style-name="T9"> digit: if y = x-x’ then |y|&lt;b^(t-1).</text:span></text:p>
      <text:p text:style-name="P11"><text:span text:style-name="T9"/></text:p>
      <text:p text:style-name="P10"><text:span text:style-name="T8">Most often we are only interested in the order of magnitude of the representation error, and we write x’ = x(1+y), where |y| &lt;= B^-t This maximum relative error is called the </text:span><text:span text:style-name="T5">machine precision</text:span><text:span text:style-name="T8">, or </text:span><text:span text:style-name="T5">machine epsilon</text:span><text:span text:style-name="T8">. In other terms, y is the smallest number that can be added to 1 so that 1+y has a different representation than 1. Yet another way of looking at this is to observe that, in the addition x+g, if the ratio of x and g are too large the result will be identical to x.</text:span></text:p>
      <text:p text:style-name="P13"><text:span text:style-name="T8">Back before the IEEE 754 standards became the standard, it was much like the wild west of the computers between different manufacturers. Each had their own way of dealing with the length of the mantissa and the rounding behavior of different operations, even between a manufacturer's different models. Since this was obviously not ideal for trying to reproduce results and taking your code to another machine, the IEEE 754 standard was born. <text:s/>It for example, stipulated that 24 and 53 bits for the mantissa in single and double precision arithmetic, using a storage sequence of sign bit, exponent, mantissa. They also decided that the round behavior would be </text:span><text:span text:style-name="T5">correct rounding</text:span><text:span text:style-name="T8">: the result of an operation should be the rounded version of the exact result. There is also a further case that has to be dealt with, what happens if an illegal operation such as sqrt(-4) is called? The IEEE 754 has two special quantities for this instance, Inf and NaN which respectfully stand for ‘infinity’ and ‘not a number’. Infinity is the result of overflow or dividing by zero, not-a-number is the result of, for example, subtracting infinity from infinity.</text:span></text:p>
      <text:p text:style-name="P12"><text:span text:style-name="T8"/></text:p>
      <text:p text:style-name="P12"><text:span text:style-name="T8">IEEE 754 also declares that a processor should be able to switch its rounding behavior between ordinary rounding, rounding up and down (towards plus infinity and towards minus infinity) or truncation. Finally various operations can give </text:span><text:span text:style-name="T10">us a result that isn’t representable as a real number, resulting in our NaN value. Since a processor can continue computing with such a number, it is refered to as a </text:span><text:span text:style-name="T7">quiet NaN</text:span><text:span text:style-name="T10">. However there exist some NaN quantities that cause the processor to generate an interrupt or exception, which results in a </text:span><text:span text:style-name="T7">signaling NaN</text:span><text:span text:style-name="T1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7T09:22:46.071843365</meta:creation-date>
    <dc:date>2019-09-30T19:19:59.771367174</dc:date>
    <meta:editing-duration>PT20M32S</meta:editing-duration>
    <meta:editing-cycles>3</meta:editing-cycles>
    <meta:generator>LibreOffice/5.3.6.1$Linux_X86_64 LibreOffice_project/30$Build-1</meta:generator>
    <meta:document-statistic meta:table-count="0" meta:image-count="0" meta:object-count="0" meta:page-count="4" meta:paragraph-count="22" meta:word-count="1670" meta:character-count="9427" meta:non-whitespace-character-count="7763"/>
  </office:meta>
</office:document-meta>
</file>